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iceResponse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rvletService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Response.resetBuff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iceResponse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Date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ServiceResponse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Status( int sc , String 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iceResponse.set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letServiceResponse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iceResponse.getIn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iceResponse.sendError( int sc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Conten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OutputStream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ndError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encodeRedirec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rvice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ServiceResponse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